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4a269" officeooo:paragraph-rsid="0014a26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4a269" officeooo:paragraph-rsid="0014a26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78a53" officeooo:paragraph-rsid="00178a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</text:p>
      <text:p text:style-name="P1"/>
      <text:p text:style-name="P2">Greetings team,<text:line-break/>Please have a look at following questionnaires and provide the answers carefully;</text:p>
      <text:p text:style-name="P2"/>
      <text:p text:style-name="P3">Question 1: Regression tests to ensure changes can be tested rapidly and with confidence.</text:p>
      <text:p text:style-name="P3">Question 2: Adhered to onboard to Heartbeat</text:p>
      <text:p text:style-name="P3">Question 3: Setup iGCSNFRa alerts ( DT1 )</text:p>
      <text:p text:style-name="P3">Question 4: Setup application alerts ( DT1/Splunk ) and configure threshold and INC alerts</text:p>
      <text:p text:style-name="P3">Question 5: Adding new one data functions to Splunk dashboard</text:p>
      <text:p text:style-name="P3">Question 6: Certificate renewal process ( including expiration alerts )</text:p>
      <text:p text:style-name="P3">Question 7: Chaos Testing – DART</text:p>
      <text:p text:style-name="P3">Question 8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1:26:08.367867163</meta:creation-date>
    <dc:date>2022-07-24T02:06:16.198288071</dc:date>
    <meta:editing-duration>PT9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85" meta:character-count="544" meta:non-whitespace-character-count="467"/>
  </office:meta>
</office:document-meta>
</file>